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pitch="variable"/>
    <style:font-face style:name="細明體1" svg:font-family="細明體" style:font-family-generic="roman" style:font-pitch="variable"/>
    <style:font-face style:name="細明體2" svg:font-family="細明體"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style:font-name-asian="標楷體1" style:font-size-asian="16pt" style:font-size-complex="16pt"/>
    </style:style>
    <style:style style:name="P2" style:family="paragraph" style:parent-style-name="Standard">
      <style:paragraph-properties fo:text-align="center" style:justify-single-word="false"/>
      <style:text-properties style:font-name-asian="標楷體1"/>
    </style:style>
    <style:style style:name="P3" style:family="paragraph" style:parent-style-name="Standard">
      <style:paragraph-properties fo:line-height="0.423cm" fo:text-align="end" style:justify-single-word="false"/>
      <style:text-properties style:font-name-asian="標楷體1"/>
    </style:style>
    <style:style style:name="P4" style:family="paragraph" style:parent-style-name="Standard">
      <style:paragraph-properties fo:margin-left="2.963cm" fo:margin-right="0cm" fo:line-height="0.564cm" fo:text-align="justify" style:justify-single-word="false" fo:text-indent="-2.963cm" style:auto-text-indent="false"/>
      <style:text-properties style:font-name="標楷體" style:font-name-asian="標楷體1"/>
    </style:style>
    <style:style style:name="P5" style:family="paragraph" style:parent-style-name="Standard">
      <style:paragraph-properties fo:margin-left="2.963cm" fo:margin-right="0cm" fo:line-height="0.564cm" fo:text-align="justify" style:justify-single-word="false" fo:text-indent="-2.963cm" style:auto-text-indent="false"/>
    </style:style>
    <style:style style:name="P6" style:family="paragraph" style:parent-style-name="Standard">
      <style:paragraph-properties fo:margin-left="2.54cm" fo:margin-right="0cm" fo:line-height="0.564cm" fo:text-align="justify" style:justify-single-word="false" fo:text-indent="0.42cm" style:auto-text-indent="false"/>
      <style:text-properties style:font-name="標楷體" style:font-name-asian="標楷體1" style:font-weight-complex="bold"/>
    </style:style>
    <style:style style:name="P7" style:family="paragraph" style:parent-style-name="Standard">
      <style:paragraph-properties fo:margin-left="3.752cm" fo:margin-right="0cm" fo:line-height="0.564cm" fo:text-align="justify" style:justify-single-word="false" fo:text-indent="-0.792cm" style:auto-text-indent="false">
        <style:tab-stops>
          <style:tab-stop style:position="0.25cm"/>
        </style:tab-stops>
      </style:paragraph-properties>
      <style:text-properties style:font-name="標楷體" style:font-name-asian="標楷體1" style:font-weight-complex="bold"/>
    </style:style>
    <style:style style:name="P8" style:family="paragraph" style:parent-style-name="Standard">
      <style:paragraph-properties fo:margin-left="2.997cm" fo:margin-right="0cm" fo:line-height="0.564cm" fo:text-align="justify" style:justify-single-word="false" fo:text-indent="-2.997cm" style:auto-text-indent="false"/>
      <style:text-properties style:font-name="標楷體" style:font-name-asian="標楷體1" style:font-weight-complex="bold"/>
    </style:style>
    <style:style style:name="P9" style:family="paragraph" style:parent-style-name="Standard">
      <style:paragraph-properties fo:margin-left="2.997cm" fo:margin-right="0cm" fo:line-height="0.564cm" fo:text-align="justify" style:justify-single-word="false" fo:text-indent="-2.997cm" style:auto-text-indent="false"/>
    </style:style>
    <style:style style:name="T1" style:family="text">
      <style:text-properties style:font-name="細明體"/>
    </style:style>
    <style:style style:name="T2" style:family="text">
      <style:text-properties style:font-name="標楷體" style:font-name-asian="標楷體1"/>
    </style:style>
    <style:style style:name="T3" style:family="text">
      <style:text-properties style:font-name="標楷體" style:font-name-asian="標楷體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東吳大學學生輔導工作委員會設置辦法</text:p>
      <text:p text:style-name="P2"/>
      <text:p text:style-name="P3">104年7月6日行政會議通過</text:p>
      <text:p text:style-name="P3">106年6月26日行政會議修正通過</text:p>
      <text:p text:style-name="P3">107年2月6日行政會議修正通過</text:p>
      <text:p text:style-name="P3"><text:span text:style-name="T1">113</text:span>年<text:span text:style-name="T1">8</text:span>月<text:span text:style-name="T1">26</text:span>日行政會議修正通過</text:p>
      <text:p text:style-name="P4">第　一　條　　為促進與維護學生身心健康及全人發展，建構友善、關懷、多元的校園環境，完善發展性輔導、介入性輔導及處遇性輔導之三級輔導體制，提升本校輔導工作效能，特設立「東吳大學學生輔導工作委員會」（以下簡稱本委員會）。</text:p>
      <text:p text:style-name="P5"><text:span text:style-name="T2">第　二　條　　本委員會之任務如下</text:span><text:span text:style-name="T3">：</text:span></text:p>
      <text:p text:style-name="P6">一、審議全校輔導方針、輔導工作計畫及實施成果。</text:p>
      <text:p text:style-name="P7">二、統整校內各單位相關資源及結合民間資源，推動學生輔導工作。</text:p>
      <text:p text:style-name="P6">三、其他有關學生輔導工作推展事項。</text:p>
      <text:p text:style-name="P8">第　三　條　　本委員會設置委員七至十二人，由校長、副校長、教務長、學生事務長、總務長、學術交流長、社會資源長共同組成，校長為主任委員，另應聘具心理衛生意識之校內外專家學者二至三人與學生代表一至二人，校內外專家學者得由校長聘請任之，學生代表由學生會或學生議會推舉產生。任一性別委員人數應占委員總數三分之一以上。</text:p>
      <text:p text:style-name="P9"><text:span text:style-name="T3">第　四　條　　本委員會每學期舉行會議一次，必要時得召開臨時會議。須有委員人數三分之二以上出席始得開議，經出席人數過半數同意始得決議。</text:span></text:p>
      <text:p text:style-name="P5"><text:span text:style-name="T3">第　五　條　　本委員會置執行秘書一人，由健康暨諮商中心主任兼任之，負責各項行政事務之執行。</text:span></text:p>
      <text:p text:style-name="P4">第　六　條　　本委員會開會時，召集人得視實際需要，邀請相關人員列席。</text:p>
      <text:p text:style-name="P4">第　七　條　　本辦法經行政會議通過，報請校長核定後發布實施，修正時亦同。</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細明體" svg:font-family="細明體" style:font-pitch="variable"/>
    <style:font-face style:name="細明體1" svg:font-family="細明體" style:font-family-generic="roman" style:font-pitch="variable"/>
    <style:font-face style:name="細明體2" svg:font-family="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細明體1" fo:font-family="細明體" style:font-family-generic="roman" style:font-pitch="variable" style:letter-kerning="false" style:font-name-asian="細明體2" style:font-family-asian="細明體" style:font-family-generic-asian="system" style:font-pitch-asian="variable"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Default_20_Paragraph_20_Font" style:display-name="Default Paragraph Font" style:family="text"/>
    <style:style style:name="頁首_20_字元" style:display-name="頁首 字元" style:family="text" style:parent-style-name="Default_20_Paragraph_20_Font">
      <style:text-properties style:font-name="細明體1" fo:font-family="細明體" style:font-family-generic="roman" style:font-pitch="variable" fo:font-size="10pt" style:letter-kerning="false" style:font-name-asian="細明體2" style:font-family-asian="細明體"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頁尾_20_字元" style:display-name="頁尾 字元" style:family="text" style:parent-style-name="Default_20_Paragraph_20_Font">
      <style:text-properties style:font-name="細明體1" fo:font-family="細明體" style:font-family-generic="roman" style:font-pitch="variable" fo:font-size="10pt" style:letter-kerning="false" style:font-name-asian="細明體2" style:font-family-asian="細明體" style:font-family-generic-asian="system" style:font-pitch-asian="variable" style:font-size-asian="10pt" style:font-name-complex="Times New Roman" style:font-family-complex="'Times New Roman'" style:font-family-generic-complex="system" style:font-pitch-complex="variable"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學生事務處健康暨諮商中心謝貞莉</meta:initial-creator>
    <meta:editing-cycles>4</meta:editing-cycles>
    <meta:print-date>2017-07-20T07:00:00</meta:print-date>
    <meta:creation-date>2018-07-16T06:28:00</meta:creation-date>
    <dc:date>2024-09-23T10:25:23.575000000</dc:date>
    <meta:editing-duration>PT8M30S</meta:editing-duration>
    <meta:generator>LibreOffice/24.8.1.2$Windows_X86_64 LibreOffice_project/87fa9aec1a63e70835390b81c40bb8993f1d4ff6</meta:generator>
    <meta:document-statistic meta:table-count="0" meta:image-count="0" meta:object-count="0" meta:page-count="1" meta:paragraph-count="15" meta:word-count="573" meta:character-count="611" meta:non-whitespace-character-count="5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